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UCZ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MJ1100000" table:base-cell-address="$Sheet1.$AMJ$1010000" table:cell-range-address="$Sheet1.$AMJ$1010000"/>
        <table:named-range table:name="AMJ12255989" table:base-cell-address="$Sheet1.$AMJ$555989" table:cell-range-address="$Sheet1.$AMJ$555989"/>
        <table:named-range table:name="AMJ1255989" table:base-cell-address="$Sheet1.$AMJ$555989" table:cell-range-address="$Sheet1.$AMJ$555989"/>
        <table:named-range table:name="AMJ2000000" table:base-cell-address="$Sheet1.$AMJ$999999" table:cell-range-address="$Sheet1.$AMJ$999999:.$AMJ$1000016"/>
        <table:named-range table:name="AMJ5000000" table:base-cell-address="$Sheet1.$AMJ$999999" table:cell-range-address="$Sheet1.$AMJ$999999:.$AMJ$1000016"/>
        <table:named-range table:name="AMJ9000000" table:base-cell-address="$Sheet1.$AMJ$999999" table:cell-range-address="$Sheet1.$AMJ$999999:.$AMJ$1000016"/>
        <table:named-range table:name="AMJ99999999999999" table:base-cell-address="$Sheet1.$AMJ$1000000" table:cell-range-address="$Sheet1.$AMJ$1000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8:12:57.617768161</meta:creation-date>
    <dc:date>2018-02-08T08:45:40.123613298</dc:date>
    <meta:editing-duration>PT2M11S</meta:editing-duration>
    <meta:editing-cycles>1</meta:editing-cycles>
    <meta:document-statistic meta:table-count="1" meta:cell-count="75" meta:object-count="0"/>
    <meta:generator>LibreOffice/5.4.2.2$Linux_X86_64 LibreOffice_project/40m0$Build-2</meta:generator>
  </office:meta>
</office:document-meta>
</file>